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eb9b"/>
    </style:style>
    <style:style style:name="T1" style:family="text">
      <style:text-properties officeooo:rsid="0005eb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seleniumeasy.com/selenium-tutorials/xpath-tutorial-for-selenium" text:style-name="Internet_20_link" text:visited-style-name="Visited_20_Internet_20_Link"/></text:p>
      <text:p text:style-name="P1"><text:span text:style-name="T1">selenium</text:span></text:p>
      <text:p text:style-name="Standard"><text:a xlink:type="simple" xlink:href="https://www.seleniumeasy.com/selenium-tutorials/xpath-tutorial-for-selenium" text:style-name="Internet_20_link" text:visited-style-name="Visited_20_Internet_20_Link"/></text:p>
      <text:p text:style-name="Standard"><text:a xlink:type="simple" xlink:href="https://www.seleniumeasy.com/selenium-tutorials/xpath-tutorial-for-selenium" text:style-name="Internet_20_link" text:visited-style-name="Visited_20_Internet_20_Link">https://www.seleniumeasy.com/selenium-tutorials/xpath-tutorial-for-selenium</text:a></text:p>
      <text:p text:style-name="Standard"/>
      <text:p text:style-name="Standard"><text:a xlink:type="simple" xlink:href="http://www.softwaretestingclass.com/complete-guide-on-xpath-in-selenium/" text:style-name="Internet_20_link" text:visited-style-name="Visited_20_Internet_20_Link">http://www.softwaretestingclass.com/complete-guide-on-xpath-in-selenium/</text:a></text:p>
      <text:p text:style-name="Standard"/>
      <text:p text:style-name="Standard"><text:a xlink:type="simple" xlink:href="https://www.softwaretestinghelp.com/selenium-tutorial-1/" text:style-name="Internet_20_link" text:visited-style-name="Visited_20_Internet_20_Link">https://www.softwaretestinghelp.com/selenium-tutorial-1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0:50:13.211599335</meta:creation-date>
    <dc:date>2019-10-01T12:53:27.237219950</dc:date>
    <meta:editing-duration>PT1H2M43S</meta:editing-duration>
    <meta:editing-cycles>1</meta:editing-cycles>
    <meta:document-statistic meta:table-count="0" meta:image-count="0" meta:object-count="0" meta:page-count="1" meta:paragraph-count="4" meta:word-count="4" meta:character-count="211" meta:non-whitespace-character-count="211"/>
    <meta:generator>LibreOffice/6.0.7.3$Linux_X86_64 LibreOffice_project/00m0$Build-3</meta:generator>
  </office:meta>
</office:document-meta>
</file>